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rsid="00119caf" officeooo:paragraph-rsid="00119caf"/>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19caf" officeooo:paragraph-rsid="00119caf" style:font-weight-asian="bold" style:font-weight-complex="bold"/>
    </style:style>
    <style:style style:name="P6" style:family="paragraph" style:parent-style-name="Standard">
      <style:text-properties fo:font-weight="bold" officeooo:rsid="0011fed0" officeooo:paragraph-rsid="0011fed0" style:font-weight-asian="bold" style:font-weight-complex="bold"/>
    </style:style>
    <style:style style:name="P7" style:family="paragraph" style:parent-style-name="Standard">
      <style:text-properties fo:font-weight="bold" officeooo:rsid="0013a28b" officeooo:paragraph-rsid="0013a28b"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19caf" officeooo:paragraph-rsid="00119caf" style:font-weight-asian="normal" style:font-weight-complex="normal"/>
    </style:style>
    <style:style style:name="P10" style:family="paragraph" style:parent-style-name="Standard">
      <style:paragraph-properties fo:text-align="start" style:justify-single-word="false"/>
      <style:text-properties fo:font-size="13pt" fo:font-weight="normal" officeooo:rsid="00119caf" officeooo:paragraph-rsid="00119caf" style:font-size-asian="13pt" style:font-weight-asian="normal" style:font-size-complex="13pt" style:font-weight-complex="normal"/>
    </style:style>
    <style:style style:name="P11" style:family="paragraph" style:parent-style-name="Standard">
      <style:text-properties officeooo:rsid="0011fed0" officeooo:paragraph-rsid="0011fed0"/>
    </style:style>
    <style:style style:name="T1" style:family="text">
      <style:text-properties fo:font-weight="bold" style:font-weight-asian="bold" style:font-weight-complex="bold"/>
    </style:style>
    <style:style style:name="T2" style:family="text">
      <style:text-properties fo:font-weight="bold" officeooo:rsid="0013a28b" style:font-weight-asian="bold" style:font-weight-complex="bold"/>
    </style:style>
    <style:style style:name="T3" style:family="text">
      <style:text-properties officeooo:rsid="001d334e"/>
    </style:style>
    <style:style style:name="T4" style:family="text">
      <style:text-properties officeooo:rsid="0011fed0"/>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li sono i livelli del modello TCP/IP? </text:p>
      <text:p text:style-name="Standard"/>
      <text:p text:style-name="Standard">Per semplicità, i 7 livelli del modello ISO-OSI sono stati ridotti a 5, sono stati unificati insieme gli ultimi 3 livelli. Perciò i livelli del modello TCP/IP sono:</text:p>
      <text:p text:style-name="Standard"/>
      <text:p text:style-name="Standard">5) Applicazione </text:p>
      <text:p text:style-name="Standard">4) Trasporto</text:p>
      <text:p text:style-name="Standard">3) Rete</text:p>
      <text:p text:style-name="Standard">2) Data-link</text:p>
      <text:p text:style-name="Standard">1) Fisico</text:p>
      <text:p text:style-name="Standard"/>
      <text:p text:style-name="Standard"/>
      <text:p text:style-name="P7">Descrivi i livelli ISO-OSI</text:p>
      <text:p text:style-name="P7"/>
      <text:p text:style-name="P3"><text:span text:style-name="T2">A</text:span><text:span text:style-name="T1">pplicazione: </text:span><text:span text:style-name="T4">comunicazione dati tra processi nella rete</text:span></text:p>
      <text:p text:style-name="P3"><text:span text:style-name="T2">P</text:span><text:span text:style-name="T1">resentaizone:</text:span> <text:span text:style-name="T4">presentazion dei dati in formato comune per tutti i computer</text:span> </text:p>
      <text:p text:style-name="P3"><text:span text:style-name="T2">S</text:span><text:span text:style-name="T1">essisone:</text:span> <text:span text:style-name="T4">gestione della comunicazione tra più computer </text:span></text:p>
      <text:p text:style-name="P11"><text:span text:style-name="T2">T</text:span><text:span text:style-name="T1">rasporto:</text:span> avviene il trasferimento dei segmenti e può avvenire il controllo sui dati dei pacchetti.</text:p>
      <text:p text:style-name="P11"><text:span text:style-name="T1">Rete:</text:span> Avviene il trasferimento dei pacchetti attraverso la rete da mittente a destinatario, questa trasmissione non è affidabile.</text:p>
      <text:p text:style-name="P11"><text:span text:style-name="T2">D</text:span><text:span text:style-name="T1">ata link</text:span>: Trasmissione o ricezione di flussi di bit in pacchetti chiamati frame.</text:p>
      <text:p text:style-name="P6">Fisico: <text:span text:style-name="T5">trasmissione o ricezione dei segnali elettrici attraverso mezzi fisici.</text:span></text:p>
      <text:p text:style-name="P11"/>
      <text:p text:style-name="P11"/>
      <text:p text:style-name="P3"><text:span text:style-name="T1">Cos'è una applicazione distribuita?</text:span> </text:p>
      <text:p text:style-name="P3"/>
      <text:p text:style-name="P10">E' <text:span text:style-name="T3">una applicazione client-server</text:span> costituita da più moduli che servono in parallelo un insieme di unità di eleborazione autonome.</text:p>
      <text:p text:style-name="P3"/>
      <text:p text:style-name="Standard"/>
      <text:p text:style-name="P1">Descrivere brevemente i protocolli principali di livello 3 (trasporto) del protocollo TCP/IP:</text:p>
      <text:p text:style-name="P1"/>
      <text:p text:style-name="Standard">I principali protocolli di questo livello sono il TCP (Transmission Control Protocol) e UDP (User Datagram Protocol). Il protocollo TCP permette la rilevazione del corretto e ordinato arrivo di tutti i pacchetti, perciò è un protocollo affidabile. Mentre il protocollo UDP non <text:s/>garantisce l'arrivo corretto e ordinato di tutti i pacchetti e quindi non è un protocollo affidabile, ma è molto più veloce rispetto al TCP.</text:p>
      <text:p text:style-name="Standard"/>
      <text:p text:style-name="Standard"/>
      <text:p text:style-name="P1">Descrivi un Datagram Socket.</text:p>
      <text:p text:style-name="P1"/>
      <text:p text:style-name="P2">E' un tipo di Socket supportato dal protocollo UDP, esso infatti non garantisce il corretto arrivo e l'ordine di tutti i pacchetti trasmessi. </text:p>
      <text:p text:style-name="P2">Inoltre non viene stabilita una connessione tra client e server. La comunicazione tra questi avviene tramite uno schema simmetrico, perciò c'è un solo tipo di socket sia per il client che per il server.</text:p>
      <text:p text:style-name="P2"/>
      <text:p text:style-name="P2"/>
      <text:p text:style-name="P1">Descrivi uno Stream Socket.</text:p>
      <text:p text:style-name="Standard"><text:s/></text:p>
      <text:p text:style-name="Standard">E' un tipo di socket supportato dal protocollo TCP, esso infatti garantisce l'arrivo corretto ed ordinato di tutti i dati. </text:p>
      <text:p text:style-name="Standard">La connessione tra client e server avviene tramite due canali distinti: uno per l'input ed uno per <text:soft-page-break/>l'output.</text:p>
      <text:p text:style-name="Standard">La connessione è stabilita da: indirizzzo ip e porta, sia del client che del server.</text:p>
      <text:p text:style-name="Standard"/>
      <text:p text:style-name="Standard"/>
      <text:p text:style-name="Standard"/>
      <text:p text:style-name="Standard"/>
      <text:p text:style-name="Standard"/>
      <text:p text:style-name="Standard"/>
      <text:p text:style-name="P1">Descrivi la tecnologia packet switching:</text:p>
      <text:p text:style-name="P1"/>
      <text:p text:style-name="P2">Questa tecnologia prevede che un messaggio trasmesso dal mittente al destinatario sia suddiviso in più pacchetti di piccole dimensioni, ogni pacchetto include l'indirizzo del mittente e del destinatario.</text:p>
      <text:p text:style-name="P2">Questo sistema permette anche di gestire efficientemente eventuali malfunzionamenti della rete.</text:p>
      <text:p text:style-name="P2"/>
      <text:p text:style-name="P2"/>
      <text:p text:style-name="P1"/>
      <text:p text:style-name="P1">Cosa è un protocollo di rete? </text:p>
      <text:p text:style-name="P2"/>
      <text:p text:style-name="P2">E' un insieme di regole ben definite e documentate che consentono la progettazione di apparati di rete come router o switch.</text:p>
      <text:p text:style-name="P2"/>
      <text:p text:style-name="P2"/>
      <text:p text:style-name="P2"/>
      <text:p text:style-name="P1">Differenza tra modalità di connessione HTTP persistente e non persistente.</text:p>
      <text:p text:style-name="P1"/>
      <text:p text:style-name="P2">Con la modalità di connessione non persistente, il broswer fa una richiesta al server per ogni risorsa. Mentre con la modalità persistente viene effettuata una solo richiesta al server per tutte le risorse nella pagina.</text:p>
      <text:p text:style-name="P2"/>
      <text:p text:style-name="P2"/>
      <text:p text:style-name="P5">Metodi di HTTP</text:p>
      <text:p text:style-name="P9"/>
      <text:p text:style-name="P9"><text:span text:style-name="T1">GET:</text:span> Richiede al server la risorsa specificata dall'url</text:p>
      <text:p text:style-name="P9"><text:span text:style-name="T1">HEAD:</text:span> Il server fornisce solo alcune informazioni contenute nell'header</text:p>
      <text:p text:style-name="P9"><text:span text:style-name="T1">POST: </text:span>Integra identificata </text:p>
      <text:p text:style-name="P9"><text:span text:style-name="T1">PUT:</text:span> crea o aggiorna la risorsa identificata dall'url specificato a partire dalle informazioni inviate</text:p>
      <text:p text:style-name="P9"><text:span text:style-name="T1">DELETE:</text:span> Elimina la risorsa identificata dall'URL</text:p>
      <text:p text:style-name="P9"><text:span text:style-name="T1">TRACE:</text:span> Richiede al server una risposta di cio che hai inviato</text:p>
      <text:p text:style-name="P9"><text:span text:style-name="T1">CONNECT:</text:span> richiede al server un accesso diretto al protocollo tcp</text:p>
      <text:p text:style-name="P9"><text:span text:style-name="T1">OPTIONS:</text:span> richiede al server l'elenco dei metodi accettati per la risorsa identificata dall'Url specificat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3M57S</meta:editing-duration>
    <meta:editing-cycles>9</meta:editing-cycles>
    <meta:generator>LibreOffice/5.2.1.2$Windows_x86 LibreOffice_project/31dd62db80d4e60af04904455ec9c9219178d620</meta:generator>
    <dc:date>2017-12-02T10:09:51.653000000</dc:date>
    <meta:document-statistic meta:table-count="0" meta:image-count="0" meta:object-count="0" meta:page-count="2" meta:paragraph-count="43" meta:word-count="543" meta:character-count="3589" meta:non-whitespace-character-count="3077"/>
    <meta:user-defined meta:name="Info 1"/>
    <meta:user-defined meta:name="Info 2"/>
    <meta:user-defined meta:name="Info 3"/>
    <meta:user-defined meta:name="Info 4"/>
  </office:meta>
</office:document-meta>
</file>